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83dc" officeooo:paragraph-rsid="001e83dc"/>
    </style:style>
    <style:style style:name="P2" style:family="paragraph" style:parent-style-name="Standard">
      <style:text-properties fo:language="en" fo:country="US" officeooo:rsid="001e83dc" officeooo:paragraph-rsid="001fb37c"/>
    </style:style>
    <style:style style:name="P3" style:family="paragraph" style:parent-style-name="Standard">
      <style:text-properties fo:color="#00a933" fo:language="en" fo:country="US" officeooo:rsid="001e83dc" officeooo:paragraph-rsid="001e83dc"/>
    </style:style>
    <style:style style:name="P4" style:family="paragraph" style:parent-style-name="Standard">
      <style:text-properties fo:color="#ff0000" fo:language="en" fo:country="US" officeooo:rsid="001e83dc" officeooo:paragraph-rsid="001e83dc"/>
    </style:style>
    <style:style style:name="P5" style:family="paragraph" style:parent-style-name="Standard">
      <style:text-properties fo:color="#2a6099" fo:language="en" fo:country="US" officeooo:rsid="001e83dc" officeooo:paragraph-rsid="001e83dc"/>
    </style:style>
    <style:style style:name="P6" style:family="paragraph" style:parent-style-name="Standard" style:list-style-name="L1">
      <style:text-properties officeooo:paragraph-rsid="001e83dc"/>
    </style:style>
    <style:style style:name="P7" style:family="paragraph" style:parent-style-name="Standard" style:list-style-name="L2">
      <style:text-properties fo:language="en" fo:country="US" officeooo:rsid="001e83dc" officeooo:paragraph-rsid="001e83dc"/>
    </style:style>
    <style:style style:name="P8" style:family="paragraph" style:parent-style-name="Standard" style:list-style-name="L3">
      <style:text-properties fo:language="en" fo:country="US" officeooo:rsid="001fe20d" officeooo:paragraph-rsid="001fe20d"/>
    </style:style>
    <style:style style:name="P9" style:family="paragraph" style:parent-style-name="Standard" style:list-style-name="L3">
      <style:text-properties officeooo:paragraph-rsid="001fb37c"/>
    </style:style>
    <style:style style:name="P10" style:family="paragraph" style:parent-style-name="Standard" style:list-style-name="L3">
      <style:text-properties officeooo:rsid="001fb37c" officeooo:paragraph-rsid="001fb37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83dc"/>
    </style:style>
    <style:style style:name="T3" style:family="text">
      <style:text-properties fo:language="en" fo:country="US" officeooo:rsid="001fb37c"/>
    </style:style>
    <style:style style:name="T4" style:family="text">
      <style:text-properties fo:language="en" fo:country="US" officeooo:rsid="001fe20d"/>
    </style:style>
    <style:style style:name="T5" style:family="text">
      <style:text-properties fo:language="en" fo:country="US" officeooo:rsid="0020a099"/>
    </style:style>
    <style:style style:name="T6" style:family="text">
      <style:text-properties fo:language="en" fo:country="US" officeooo:rsid="0023b215"/>
    </style:style>
    <style:style style:name="T7" style:family="text">
      <style:text-properties officeooo:rsid="001fb37c"/>
    </style:style>
    <style:style style:name="T8" style:family="text">
      <style:text-properties officeooo:rsid="0023b215"/>
    </style:style>
    <style:style style:name="T9" style:family="text">
      <style:text-properties officeooo:rsid="00253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table for the CODE-Challenge</text:p>
      <text:p text:style-name="P1"/>
      <text:p text:style-name="P3">08.07.2020 – official start of the challenge</text:p>
      <text:p text:style-name="P1"/>
      <text:p text:style-name="P1">08.07.2020 – 10.07.2020 <text:s/>first working period</text:p>
      <text:p text:style-name="P1"/>
      <text:p text:style-name="P1"><text:tab/>TO DO:</text:p>
      <text:p text:style-name="P1"/>
      <text:list xml:id="list4070348610" text:style-name="L1">
        <text:list-item>
          <text:p text:style-name="P6"><text:span text:style-name="T2">start documentation of the current status of the w</text:span><text:span text:style-name="T3">ebsite </text:span><text:span text:style-name="T2">(inventory) and define goals/to-dos</text:span></text:p>
        </text:list-item>
      </text:list>
      <text:p text:style-name="P1"/>
      <text:p text:style-name="P1"/>
      <text:p text:style-name="P5">11.07 – 18.07.2020 – break</text:p>
      <text:p text:style-name="P1"/>
      <text:list xml:id="list3208045161" text:style-name="L2">
        <text:list-item>
          <text:p text:style-name="P7">no possibility to work on the project because of pre-planned events with friends (birthdays, long awaited visitors from Munich etc.)</text:p>
        </text:list-item>
      </text:list>
      <text:p text:style-name="P1"/>
      <text:p text:style-name="P1"/>
      <text:p text:style-name="P1">19.07.2020 – 29.07.2020 – second working period</text:p>
      <text:p text:style-name="P1"/>
      <text:p text:style-name="P2"><text:tab/>TO DO<text:span text:style-name="T7"> </text:span>:</text:p>
      <text:p text:style-name="P2"/>
      <text:list xml:id="list970858930" text:style-name="L3">
        <text:list-item>
          <text:p text:style-name="P9"><text:span text:style-name="T3">end</text:span><text:span text:style-name="T2"> documentation of the current status of the w</text:span><text:span text:style-name="T3">ebsite </text:span><text:span text:style-name="T2">(inventory) and define goals/to-dos </text:span><text:span text:style-name="T3">(19.07.2020) </text:span><text:span text:style-name="T5">DONE<text:tab/></text:span></text:p>
        </text:list-item>
        <text:list-item>
          <text:p text:style-name="P10"><text:span text:style-name="T1">finish admin-area (</text:span><text:span text:style-name="T4">20.07.2020 – </text:span><text:span text:style-name="T1">23.07.2020) </text:span><text:span text:style-name="T6">NEARLY DONE</text:span><text:span text:style-name="T1"> </text:span></text:p>
        </text:list-item>
        <text:list-item>
          <text:p text:style-name="P8">finish user end (23.07.2020 – 26.07.2020) <text:span text:style-name="T8">DONE</text:span></text:p>
        </text:list-item>
        <text:list-item>
          <text:p text:style-name="P8">finish documentation of the sprint (26.07.2020 – 29.07.2020) <text:span text:style-name="T9">DONE</text:span></text:p>
        </text:list-item>
      </text:list>
      <text:p text:style-name="P1"/>
      <text:p text:style-name="P4">29.07.2020 – official end of the challen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6:55.998663547</meta:creation-date>
    <dc:date>2020-07-29T16:32:48.172791629</dc:date>
    <meta:editing-duration>PT41M2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14" meta:word-count="108" meta:character-count="757" meta:non-whitespace-character-count="654"/>
  </office:meta>
</office:document-meta>
</file>